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" style:font-size-asian="12pt" style:font-name-complex="Liberation Serif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2" style:family="text">
      <style:text-properties style:use-window-font-color="true" style:font-name="Liberation Serif" fo:font-size="18pt" fo:font-weight="normal" fo:background-color="transparent" style:font-name-asian="Liberation Serif" style:font-name-complex="Liberation Serif"/>
    </style:style>
    <text:list-style style:name="L1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54"/></text:span><text:span text:style-name="T2">USER MANUAL</text:span></text:p>
      <text:p text:style-name="P2"/>
      <text:p text:style-name="P3">Functions and Instructions :-</text:p>
      <text:p text:style-name="P2"/>
      <text:p text:style-name="P3">1. log() <text:s text:c="3"/>:- Logarithmic function used for calculating log value </text:p>
      <text:p text:style-name="P3">2. pi <text:s text:c="7"/>:- Writing pi will give out the value of pi</text:p>
      <text:p text:style-name="P3">3. sin() <text:s text:c="3"/>:- Sin function used for calculating sin value</text:p>
      <text:p text:style-name="P3">4. cos() <text:s text:c="2"/>:- Cos function used for calculating cos value <text:s text:c="4"/></text:p>
      <text:p text:style-name="P3">5. tan() <text:s text:c="3"/>:- Tan function used for calculating tan value <text:s text:c="4"/></text:p>
      <text:p text:style-name="P3">6. and <text:s text:c="5"/>:- It will give logical AND of 2 numbers </text:p>
      <text:p text:style-name="P3">7. sinh() <text:s text:c="2"/>:- Sinh function used for return the sin hypotenuse <text:s/>value</text:p>
      <text:p text:style-name="P3">8. cosh() <text:s/>:- Cosh function used for returning the cos hypotenuse value <text:s text:c="2"/></text:p>
      <text:p text:style-name="P3">9. tanh() <text:s text:c="2"/>:- Tanh function used for returning the tan hypotenuse value </text:p>
      <text:p text:style-name="P1"><text:span text:style-name="T1">10. &amp; <text:s text:c="7"/>:- It used to return bitwise AND of 2 numbers <text:s/></text:span></text:p>
      <text:p text:style-name="P3">11. xor <text:s text:c="5"/>:- It is used to return XOR of 2 numbers <text:s text:c="2"/></text:p>
      <text:p text:style-name="P3">12. or <text:s text:c="7"/>:- It is used to return OR of 2 numbers </text:p>
      <text:p text:style-name="P3">13. ceil <text:s text:c="5"/>:- It gives nearest integer greater then or equal to the number </text:p>
      <text:p text:style-name="P3">14. floor <text:s text:c="3"/>:- It gives nearest integer smaller then or equal to the number</text:p>
      <text:p text:style-name="P3">15. abs() <text:s text:c="2"/>:- Returns the absolute value of the number </text:p>
      <text:p text:style-name="P3">16. "&lt;&lt;" <text:s text:c="3"/>:- Left shifts the bits of expression to left of operator by number <text:s text:c="20"/><text:tab/><text:tab/>specified to the right of operator </text:p>
      <text:p text:style-name="P1"><text:span text:style-name="T1">17. "&gt;&gt;" <text:s text:c="3"/>:- Right s</text:span><text:span text:style-name="T1">hifts the bits of expression to left of operator by number <text:s text:c="20"/><text:tab/><text:tab/>specified to the right of operator </text:span></text:p>
      <text:p text:style-name="P3">18. "++" <text:s text:c="3"/>:- Increment the number by 1 by writing ++ after number</text:p>
      <text:p text:style-name="P3">19. "--" <text:s text:c="5"/>:- Decrement the number by 1 by writing – after number</text:p>
      <text:p text:style-name="P3">20. "+" <text:s text:c="5"/>:- Used for adding 2 numbers </text:p>
      <text:p text:style-name="P3">21. "-" <text:s text:c="6"/>:- it is used for subtracting 2 numbers <text:s/></text:p>
      <text:p text:style-name="P3">22. "|" <text:s text:c="6"/>:- It gives bitwise OR of 2 numbers;</text:p>
      <text:p text:style-name="P3">23. "%" <text:s text:c="4"/>:- It return the quotient when dividing 2 numbers</text:p>
      <text:p text:style-name="P3">24. "*" <text:s text:c="5"/>:- it used for multiplying 2 numbers </text:p>
      <text:p text:style-name="P3">25. "^" <text:s text:c="5"/>:- Returns the number given by left number to the operator to the power of number to the <text:s text:c="16"/><text:tab/>right of operator</text:p>
      <text:p text:style-name="P3">26. sqrt() <text:s/>:- It will return the square root value <text:s/></text:p>
      <text:p text:style-name="P3">27. "/" <text:s text:c="6"/>:- It return the approximate number when 2 numbers are divided <text:s/></text:p>
      <text:p text:style-name="P3">28. "&amp;&amp;" <text:s/>:- Returns logical AND of 2 numbers </text:p>
      <text:p text:style-name="P3">29. “||” <text:s text:c="5"/>:- Gives logical OR of 2 numbers</text:p>
      <text:p text:style-name="P6">30. asin() <text:s text:c="3"/>:- asin function used for calculating inverse sin value</text:p>
      <text:p text:style-name="P6">31. acos() <text:s text:c="2"/>:- acos function used for calculating inverse cos value <text:s text:c="4"/></text:p>
      <text:p text:style-name="P6">32. atan() <text:s text:c="3"/>:- atan function used for calculating inverse tan value <text:s text:c="2"/></text:p>
      <text:p text:style-name="P7">34. factorial() :- It will calculate the factorial of the given number</text:p>
      <text:p text:style-name="P7">35. bin_dec() :- Give a number in 1s and 0s and the function will return the decimal value</text:p>
      <text:p text:style-name="P2"/>
      <text:p text:style-name="P2">All the values in trigonometric functions which are inserted or returned are in radians . </text:p>
      <text:p text:style-name="P2">If the user wants to calculate other than this and if it gives input in the manner other than above specified it will give syntax error . In case of input given is out of range in inverse functions it will print out “nan” i.e. it is out of range .</text:p>
      <text:p text:style-name="P2">In case of bin_dec function if u give integer other than 0 and 1 it will return the same va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2T22:55:15</dc:date>
    <dc:creator>Dushyant Sahoo</dc:creator>
    <meta:editing-duration>PT2H10M</meta:editing-duration>
    <meta:editing-cycles>3</meta:editing-cycles>
    <meta:generator>LibreOffice/3.4$Linux LibreOffice_project/340m1$Build-302</meta:generator>
    <meta:document-statistic meta:table-count="0" meta:image-count="0" meta:object-count="0" meta:page-count="1" meta:paragraph-count="39" meta:word-count="511" meta:character-count="2888" meta:non-whitespace-character-count="2136"/>
  </office:meta>
</office:document-meta>
</file>